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bd6" officeooo:paragraph-rsid="001d54f3"/>
    </style:style>
    <style:style style:name="P2" style:family="paragraph" style:parent-style-name="Standard">
      <style:text-properties officeooo:rsid="0018480d" officeooo:paragraph-rsid="0018480d"/>
    </style:style>
    <style:style style:name="P3" style:family="paragraph" style:parent-style-name="Standard">
      <style:text-properties officeooo:rsid="0018480d" officeooo:paragraph-rsid="0022aa7b"/>
    </style:style>
    <style:style style:name="P4" style:family="paragraph" style:parent-style-name="Standard">
      <style:text-properties officeooo:rsid="00203fd6" officeooo:paragraph-rsid="00203fd6"/>
    </style:style>
    <style:style style:name="P5" style:family="paragraph" style:parent-style-name="Standard">
      <style:text-properties officeooo:rsid="0020dce8" officeooo:paragraph-rsid="0020dce8"/>
    </style:style>
    <style:style style:name="P6" style:family="paragraph" style:parent-style-name="Standard">
      <style:text-properties officeooo:rsid="0022151b" officeooo:paragraph-rsid="0022151b"/>
    </style:style>
    <style:style style:name="P7" style:family="paragraph" style:parent-style-name="Standard">
      <style:text-properties officeooo:rsid="0022151b" officeooo:paragraph-rsid="00279b8f"/>
    </style:style>
    <style:style style:name="P8" style:family="paragraph" style:parent-style-name="Standard">
      <style:text-properties officeooo:rsid="0022aa7b" officeooo:paragraph-rsid="0022aa7b"/>
    </style:style>
    <style:style style:name="P9" style:family="paragraph" style:parent-style-name="Standard">
      <style:text-properties fo:font-weight="bold" officeooo:rsid="000ffbd6" officeooo:paragraph-rsid="00259906" style:font-weight-asian="bold" style:font-weight-complex="bold"/>
    </style:style>
    <style:style style:name="P10" style:family="paragraph" style:parent-style-name="Standard">
      <style:text-properties officeooo:rsid="002c5eba" officeooo:paragraph-rsid="002c5eba"/>
    </style:style>
    <style:style style:name="T1" style:family="text">
      <style:text-properties officeooo:rsid="001d54f3"/>
    </style:style>
    <style:style style:name="T2" style:family="text">
      <style:text-properties officeooo:rsid="00248aab"/>
    </style:style>
    <style:style style:name="T3" style:family="text">
      <style:text-properties officeooo:rsid="00279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&lt;figure class="featurebox_center centered2"&gt;</text:p>
      <text:p text:style-name="P7"><text:s/>&lt;/figure&gt;<text:span text:style-name="T3">&lt;p&gt;</text:span></text:p>
      <text:p text:style-name="P1"><text:span text:style-name="T1">&lt;span class="blue"&gt;</text:span>&lt;/span&gt;</text:p>
      <text:p text:style-name="P9"><text:span text:style-name="T1">&lt;span class="under"&gt;</text:span>&lt;/span&gt;</text:p>
      <text:p text:style-name="P6">&lt;ol class="centered2 shadow"&gt;&lt;br&gt;&lt;li&gt;&amp;nbsp;&amp;nbsp;&amp;nbsp;&amp;nbsp;&amp;nbsp;<text:tab/> </text:p>
      <text:p text:style-name="P6"/>
      <text:p text:style-name="P6">&lt;figure class="featurebox_center centered2"&gt;</text:p>
      <text:p text:style-name="P6"><text:s/>&lt;/figure&gt;</text:p>
      <text:p text:style-name="P6">&lt;/li&gt;&lt;br&gt;&lt;li&gt;&amp;nbsp;&amp;nbsp;&amp;nbsp;&amp;nbsp;&amp;nbsp;<text:tab/></text:p>
      <text:p text:style-name="P6"/>
      <text:p text:style-name="P6">&lt;figure class="featurebox_center centered2"&gt;</text:p>
      <text:p text:style-name="P6">&lt;/figure&gt;</text:p>
      <text:p text:style-name="P6">&lt;/li&gt;&lt;br&gt;&lt;li&gt;&amp;nbsp;&amp;nbsp;&amp;nbsp;&amp;nbsp;&amp;nbsp;<text:tab/></text:p>
      <text:p text:style-name="P6"/>
      <text:p text:style-name="P6">&lt;figure class="featurebox_center centered2"&gt;</text:p>
      <text:p text:style-name="P6"><text:s/>&lt;/figure&gt;</text:p>
      <text:p text:style-name="P6">&lt;/li&gt;&lt;br&gt;&lt;/ol&gt; </text:p>
      <text:p text:style-name="P6"/>
      <text:p text:style-name="P8"><text:s/></text:p>
      <text:p text:style-name="P5"/>
      <text:p text:style-name="P4">&lt;ol class="centered2 shadow"&gt;&lt;li&gt;&amp;nbsp;&amp;nbsp;&amp;nbsp;&amp;nbsp;&amp;nbsp;</text:p>
      <text:p text:style-name="P4"/>
      <text:p text:style-name="P3"><text:bookmark-start text:name="__DdeLink__91_322062238"/>&lt;hr&gt;<text:tab/></text:p>
      <text:p text:style-name="P2"><text:s text:c="2"/>&lt;p class="<text:span text:style-name="T2">centered3</text:span>"&gt; &lt;a href ="#top" class="go-top"&gt;&lt;img src=" ../../img/go-up.gif" height="38" alt="стрелка вверх"&gt;вверх-скок&lt;/a&gt;&lt;br&gt;&amp;nbsp; &lt;/p&gt;<text:bookmark-end text:name="__DdeLink__91_322062238"/></text:p>
      <text:p text:style-name="P2"><text:s/></text:p>
      <text:p text:style-name="P2"/>
      <text:p text:style-name="P10">&lt;table class="tftable"&gt;&lt;tr&gt; &lt;th&gt;Справка дана для предъявления по месту требования&lt;/th&gt;</text:p>
      <text:p text:style-name="P10">&lt;/tr&gt;&lt;/tab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0:01:37.486003475</meta:creation-date>
    <dc:date>2015-11-13T21:48:04.232858885</dc:date>
    <meta:editing-duration>P1DT4H9M16S</meta:editing-duration>
    <meta:editing-cycles>19</meta:editing-cycles>
    <meta:generator>LibreOffice/4.3.3.2$Linux_x86 LibreOffice_project/430m0$Build-2</meta:generator>
    <meta:document-statistic meta:table-count="0" meta:image-count="0" meta:object-count="0" meta:page-count="1" meta:paragraph-count="21" meta:word-count="52" meta:character-count="760" meta:non-whitespace-character-count="714"/>
  </office:meta>
</office:document-meta>
</file>